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d9df" officeooo:paragraph-rsid="001ad9df"/>
    </style:style>
    <style:style style:name="P2" style:family="paragraph" style:parent-style-name="Standard" style:list-style-name="L1">
      <style:text-properties officeooo:rsid="001ad9df" officeooo:paragraph-rsid="001c9dcf"/>
    </style:style>
    <style:style style:name="P3" style:family="paragraph" style:parent-style-name="Standard" style:list-style-name="L1">
      <style:text-properties officeooo:paragraph-rsid="001c9dcf"/>
    </style:style>
    <style:style style:name="P4" style:family="paragraph" style:parent-style-name="Standard" style:list-style-name="L1">
      <style:text-properties fo:font-weight="bold" officeooo:rsid="001ad9df" officeooo:paragraph-rsid="001ad9df" style:font-weight-asian="bold" style:font-weight-complex="bold"/>
    </style:style>
    <style:style style:name="P5" style:family="paragraph" style:parent-style-name="Standard" style:list-style-name="L1">
      <style:text-properties fo:font-weight="bold" officeooo:rsid="001ee1b5" officeooo:paragraph-rsid="001ee1b5" style:font-weight-asian="bold" style:font-weight-complex="bold"/>
    </style:style>
    <style:style style:name="P6" style:family="paragraph" style:parent-style-name="Standard" style:list-style-name="L1">
      <style:text-properties fo:font-weight="bold" officeooo:rsid="001ee1b5" officeooo:paragraph-rsid="00225918" style:font-weight-asian="bold" style:font-weight-complex="bold"/>
    </style:style>
    <style:style style:name="P7" style:family="paragraph" style:parent-style-name="Standard" style:list-style-name="L1">
      <style:text-properties fo:font-weight="bold" officeooo:rsid="001ee1b5" officeooo:paragraph-rsid="0022ef76" style:font-weight-asian="bold" style:font-weight-complex="bold"/>
    </style:style>
    <style:style style:name="P8" style:family="paragraph" style:parent-style-name="Standard">
      <style:text-properties fo:font-weight="bold" officeooo:rsid="001ee1b5" officeooo:paragraph-rsid="001ee1b5" style:font-weight-asian="bold" style:font-weight-complex="bold"/>
    </style:style>
    <style:style style:name="P9" style:family="paragraph" style:parent-style-name="Standard">
      <style:text-properties fo:font-weight="bold" officeooo:rsid="001ee1b5" officeooo:paragraph-rsid="00225918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5918" officeooo:paragraph-rsid="00225918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5918" officeooo:paragraph-rsid="0022ef76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1ad9df" officeooo:paragraph-rsid="001ad9df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c9dcf" officeooo:paragraph-rsid="001c9dc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ee1b5" officeooo:paragraph-rsid="001ee1b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ee1b5" officeooo:paragraph-rsid="00225918" style:font-weight-asian="normal" style:font-weight-complex="normal"/>
    </style:style>
    <style:style style:name="P16" style:family="paragraph" style:parent-style-name="Standard">
      <style:text-properties fo:font-weight="normal" officeooo:rsid="001ee1b5" officeooo:paragraph-rsid="001ee1b5" style:font-weight-asian="normal" style:font-weight-complex="normal"/>
    </style:style>
    <style:style style:name="P17" style:family="paragraph" style:parent-style-name="Standard">
      <style:text-properties fo:font-weight="normal" officeooo:rsid="001ee1b5" officeooo:paragraph-rsid="00225918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ad9df" officeooo:paragraph-rsid="001ad9df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c9dcf" officeooo:paragraph-rsid="001c9dcf" style:font-weight-asian="normal" style:font-weight-complex="normal"/>
    </style:style>
    <style:style style:name="P20" style:family="paragraph" style:parent-style-name="Standard" style:list-style-name="L1">
      <style:text-properties officeooo:rsid="001c9dcf" officeooo:paragraph-rsid="001c9dcf"/>
    </style:style>
    <style:style style:name="P21" style:family="paragraph" style:parent-style-name="Standard" style:list-style-name="L1">
      <style:text-properties style:font-name="Courier 10 Pitch" fo:font-weight="bold" officeooo:rsid="001ee1b5" officeooo:paragraph-rsid="00225918" style:font-weight-asian="bold" style:font-weight-complex="bold"/>
    </style:style>
    <style:style style:name="P22" style:family="paragraph" style:parent-style-name="Standard">
      <style:text-properties style:font-name="Courier 10 Pitch" fo:font-weight="bold" officeooo:rsid="001ee1b5" officeooo:paragraph-rsid="001ee1b5" style:font-weight-asian="bold" style:font-weight-complex="bold"/>
    </style:style>
    <style:style style:name="P23" style:family="paragraph" style:parent-style-name="Standard" style:list-style-name="L1">
      <style:text-properties style:font-name="Courier 10 Pitch" fo:font-weight="bold" officeooo:rsid="00205ccd" officeooo:paragraph-rsid="00225918" style:font-weight-asian="bold" style:font-weight-complex="bold"/>
    </style:style>
    <style:style style:name="P24" style:family="paragraph" style:parent-style-name="Standard" style:list-style-name="L1">
      <style:text-properties style:font-name="Courier 10 Pitch" fo:font-weight="bold" officeooo:rsid="0020f9b9" officeooo:paragraph-rsid="00205ccd" style:font-weight-asian="bold" style:font-weight-complex="bold"/>
    </style:style>
    <style:style style:name="P25" style:family="paragraph" style:parent-style-name="Standard" style:list-style-name="L1">
      <style:text-properties style:font-name="Courier 10 Pitch" fo:font-weight="bold" officeooo:rsid="0020f9b9" officeooo:paragraph-rsid="00225918" style:font-weight-asian="bold" style:font-weight-complex="bold"/>
    </style:style>
    <style:style style:name="P26" style:family="paragraph" style:parent-style-name="Standard">
      <style:text-properties style:font-name="Courier 10 Pitch" fo:font-weight="bold" officeooo:rsid="0020f9b9" officeooo:paragraph-rsid="0020f9b9" style:font-weight-asian="bold" style:font-weight-complex="bold"/>
    </style:style>
    <style:style style:name="P27" style:family="paragraph" style:parent-style-name="Standard" style:list-style-name="L1">
      <style:text-properties style:font-name="Courier 10 Pitch" fo:font-weight="bold" officeooo:rsid="00225918" officeooo:paragraph-rsid="00225918" style:font-weight-asian="bold" style:font-weight-complex="bold"/>
    </style:style>
    <style:style style:name="P28" style:family="paragraph" style:parent-style-name="Header">
      <style:text-properties fo:font-size="16pt" fo:font-weight="bold" officeooo:rsid="001d6fb8" officeooo:paragraph-rsid="001d6fb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205ccd"/>
    </style:style>
    <style:style style:name="T6" style:family="text">
      <style:text-properties style:text-underline-style="none" officeooo:rsid="00225918"/>
    </style:style>
    <style:style style:name="T7" style:family="text">
      <style:text-properties fo:font-weight="normal" officeooo:rsid="001c9dcf" style:font-weight-asian="normal" style:font-weight-complex="normal"/>
    </style:style>
    <style:style style:name="T8" style:family="text">
      <style:text-properties officeooo:rsid="001c9dc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style:text-underline-style="none"/>
    </style:style>
    <style:style style:name="T12" style:family="text">
      <style:text-properties style:font-name="Courier 10 Pitch" style:text-underline-style="none" fo:font-weight="bold" style:font-weight-asian="bold" style:font-weight-complex="bold"/>
    </style:style>
    <style:style style:name="T13" style:family="text">
      <style:text-properties style:font-name="Courier 10 Pitch" style:text-underline-style="none" fo:font-weight="bold" officeooo:rsid="0020f9b9" style:font-weight-asian="bold" style:font-weight-complex="bold"/>
    </style:style>
    <style:style style:name="T14" style:family="text">
      <style:text-properties style:font-name="Courier 10 Pitch" style:text-underline-style="none" fo:font-weight="bold" officeooo:rsid="00225918" style:font-weight-asian="bold" style:font-weight-complex="bold"/>
    </style:style>
    <style:style style:name="T15" style:family="text">
      <style:text-properties style:font-name="Courier 10 Pitch" style:text-underline-style="none" officeooo:rsid="00225918"/>
    </style:style>
    <style:style style:name="T16" style:family="text">
      <style:text-properties style:font-name="Courier 10 Pitch" style:text-underline-style="none" officeooo:rsid="0022ef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67065664698162972" text:style-name="L1">
        <text:list-item>
          <text:p text:style-name="P3"><text:span text:style-name="T8">Part 1Creating a project</text:span></text:p>
          <text:list>
            <text:list-item>
              <text:p text:style-name="P4"><text:span text:style-name="T7">Create a django project:</text:span><text:span text:style-name="T8"> </text:span>$django-admin startproject mysite</text:p>
            </text:list-item>
            <text:list-item>
              <text:p text:style-name="P1">mysite/</text:p>
              <text:p text:style-name="P1"><text:s text:c="4"/>manage.py <text:s/></text:p>
              <text:p text:style-name="P1"><text:s text:c="4"/>mysite/<text:line-break/> __init__.py<text:line-break/> settings.py<text:line-break/> urls.py<text:line-break/> wsgi.py</text:p>
            </text:list-item>
            <text:list-item>
              <text:p text:style-name="P1">If using sqlite3, the database will be created automatically</text:p>
            </text:list-item>
            <text:list-item>
              <text:p text:style-name="P1">Edit <text:s/><text:span text:style-name="T3">mysite/settings.py</text:span> set the TIME_ZONE to 'America/Chicago'</text:p>
            </text:list-item>
            <text:list-item>
              <text:p text:style-name="P1">Use the Default INSTALLED_APPS</text:p>
            </text:list-item>
            <text:list-item>
              <text:p text:style-name="P1">Run <text:span text:style-name="T1">$python manage.py migrate</text:span></text:p>
            </text:list-item>
            <text:list-item>
              <text:p text:style-name="P12">Create the <text:span text:style-name="T1">$python manage.py startapp polls</text:span></text:p>
            </text:list-item>
            <text:list-item>
              <text:p text:style-name="P18">We get:<text:line-break/>polls/<text:line-break/> <text:tab/>__init__.py<text:line-break/> <text:tab/>admin.py<text:line-break/> <text:tab/>migrations.py<text:line-break/> <text:tab/><text:tab/>___init___.py<text:line-break/> <text:tab/>models.py<text:line-break/> <text:tab/>tests.py<text:line-break/> <text:tab/>views.py </text:p>
            </text:list-item>
            <text:list-item>
              <text:p text:style-name="P19">Create your models in models.py</text:p>
            </text:list-item>
            <text:list-item>
              <text:p text:style-name="P20"><text:span text:style-name="T4">include your app in the INSTALLED_APPS tuple ie: '</text:span><text:span text:style-name="T3">polls'</text:span></text:p>
            </text:list-item>
            <text:list-item>
              <text:p text:style-name="P2"><text:span text:style-name="T3">Run $python manage.py migrate</text:span></text:p>
            </text:list-item>
            <text:list-item>
              <text:p text:style-name="P13"><text:span text:style-name="T2">add </text:span><text:span text:style-name="T3">__unicode()__</text:span><text:span text:style-name="T2"> methods to return a proper representation of the objects.<text:line-break/></text:span></text:p>
            </text:list-item>
          </text:list>
        </text:list-item>
        <text:list-item>
          <text:p text:style-name="P13"><text:span text:style-name="T2">Part 2</text:span></text:p>
          <text:list>
            <text:list-item>
              <text:p text:style-name="P13"><text:span text:style-name="T2">Create an admin user (superuser)<text:line-break/></text:span></text:p>
            </text:list-item>
          </text:list>
        </text:list-item>
        <text:list-item>
          <text:p text:style-name="P14"><text:span text:style-name="T2">Part 3 Create the public interfase Views.py</text:span></text:p>
          <text:list>
            <text:list-item>
              <text:p text:style-name="P14"><text:span text:style-name="T2">Create the mysite/urls.py<text:line-break/><text:line-break/></text:span><text:span text:style-name="T3">from django.conf import include, url</text:span></text:p>
              <text:p text:style-name="P5"><text:span text:style-name="T2">from django.contrib import admin<text:line-break/><text:line-break/>urlpatterns = [<text:line-break/> <text:tab/>url(r'^polls/', include('polls.urls')),</text:span></text:p>
              <text:p text:style-name="P5"><text:span text:style-name="T2"><text:s/><text:tab/>url(r'^admin/', include(admin.site.urls)),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><text:span text:style-name="T2"/></text:p>
      <text:list xml:id="list154624310142619" text:continue-numbering="true" text:style-name="L1">
        <text:list-item>
          <text:list>
            <text:list-item>
              <text:p text:style-name="P15"><text:soft-page-break/><text:span text:style-name="T2">Create the polls/urls.py</text:span></text:p>
              <text:p text:style-name="P15"><text:span text:style-name="T2"><text:line-break/></text:span><text:span text:style-name="T12">from django.conf.urls import url<text:line-break/>from . </text:span><text:span text:style-name="T13">i</text:span><text:span text:style-name="T12">mport views</text:span><text:span text:style-name="T3"><text:line-break/> <text:line-break/></text:span><text:span text:style-name="T12">urlpatterns = [<text:line-break/><text:tab/>#ex: /polls/<text:line-break/><text:tab/>url(r'^$', views.index, name='index'),</text:span></text:p>
              <text:list>
                <text:list-item>
                  <text:list>
                    <text:list-header>
                      <text:p text:style-name="P21"><text:span text:style-name="T2"><text:line-break/>#ex: /polls/5/</text:span></text:p>
                      <text:p text:style-name="P21"><text:span text:style-name="T2">url(r'^(?P&lt;question_id&gt;[0-9]+)$', views.detail, name='detail'),<text:line-break/><text:line-break/>#ex: /polls/5/results/<text:line-break/>url(r'^(?P&lt;question_id&gt;[0-9]+)$', views.results, name='results'),<text:line-break/><text:line-break/></text:span><text:span text:style-name="T5">#ex: /polls/5/vote/</text:span></text:p>
                      <text:p text:style-name="P23"><text:span text:style-name="T2">url(r'^(?P(&lt;question_id)[0-9]+)$', views.vote, name='vote'),</text:span></text:p>
                    </text:list-header>
                  </text:list>
                </text:list-item>
              </text:list>
              <text:p text:style-name="P25"/>
              <text:p text:style-name="P25"><text:span text:style-name="T2">]</text:span></text:p>
            </text:list-item>
          </text:list>
        </text:list-item>
      </text:list>
      <text:p text:style-name="P17"/>
      <text:list xml:id="list154625877578182" text:continue-numbering="true" text:style-name="L1">
        <text:list-item>
          <text:list>
            <text:list-item>
              <text:p text:style-name="P15"><text:span text:style-name="T6">Write some views polls/view.py</text:span></text:p>
              <text:p text:style-name="P15"><text:span text:style-name="T6"><text:line-break/></text:span><text:span text:style-name="T14">from django import Http404</text:span></text:p>
              <text:p text:style-name="P27"><text:span text:style-name="T2">from django.shortcuts import render</text:span></text:p>
              <text:p text:style-name="P27"><text:span text:style-name="T2">from .models import Question</text:span></text:p>
              <text:p text:style-name="P7"><text:span text:style-name="T6"><text:line-break/></text:span><text:span text:style-name="T15">def index(request):</text:span></text:p>
              <text:list>
                <text:list-header>
                  <text:p text:style-name="P7"><text:span text:style-name="T15">latest_question_list = Question.objects.order_by('-pub_date')[:5]</text:span></text:p>
                  <text:p text:style-name="P6"><text:span text:style-name="T15">conext= {'latest_question_list' : latest_question_list}</text:span></text:p>
                  <text:p text:style-name="P6"><text:span text:style-name="T15">return render(request,'polls/index.html', context)<text:line-break/></text:span></text:p>
                </text:list-header>
              </text:list>
              <text:p text:style-name="P11"><text:span text:style-name="T11">def detail</text:span><text:span text:style-name="T16">(request, question_id):</text:span></text:p>
              <text:list text:continue-numbering="true">
                <text:list-header>
                  <text:p text:style-name="P11"><text:span text:style-name="T16">question = get_object_or_404(Question, pk=question_id)</text:span></text:p>
                  <text:p text:style-name="P11"><text:span text:style-name="T16">return render(request, 'polls/detail.html', {'question': question})<text:line-break/><text:line-break/><text:tab/><text:line-break/></text:span></text:p>
                </text:list-header>
              </text:list>
            </text:list-item>
            <text:list-item>
              <text:p text:style-name="P10"><text:span text:style-name="T16"/></text:p>
            </text:list-item>
            <text:list-item>
              <text:p text:style-name="P15"><text:span text:style-name="T6"><text:line-break/><text:line-break/></text:span><text:soft-page-break/></text:p>
            </text:list-item>
          </text:list>
        </text:list-item>
      </text:list>
      <text:p text:style-name="P9"/>
      <text:p text:style-name="P9"><text:span text:style-name="T15"/></text:p>
      <text:p text:style-name="P9"/>
      <text:p text:style-name="P9"><text:span text:style-name="T15"><text:tab/><text:tab/></text:span></text:p>
      <text:list xml:id="list154625431504456" text:continue-numbering="true" text:style-name="L1">
        <text:list-item>
          <text:list>
            <text:list-item>
              <text:list>
                <text:list-header>
                  <text:p text:style-name="P15"><text:span text:style-name="T15"><text:s/></text:span><text:span text:style-name="T2"><text:line-break/></text:span></text:p>
                </text:list-header>
              </text:list>
              <text:p text:style-name="P24"><text:span text:style-name="T11"/></text:p>
            </text:list-item>
          </text:list>
        </text:list-item>
      </text:list>
      <text:p text:style-name="P26"/>
      <text:p text:style-name="P26"><text:span text:style-name="T2"/></text:p>
      <text:p text:style-name="P22"/>
      <text:p text:style-name="P16"><text:span text:style-name="T2"><text:tab/><text:tab/></text:span></text:p>
      <text:p text:style-name="P16"><text:span text:style-name="T2"><text:tab/><text:tab/></text:span></text:p>
      <text:p text:style-name="P16"><text:span text:style-name="T2"><text:tab/><text:tab/> <text:s text:c="2"/><text:tab/></text:span></text:p>
      <text:list xml:id="list15462560212489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4"><text:span text:style-name="T2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d6fb8" officeooo:paragraph-rsid="001d6fb8" style:font-size-asian="16pt" style:font-weight-asian="bold" style:font-size-complex="16pt" style:font-weight-complex="bold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jango Checklist <text:s text:c="5"/><text:tab/><text:tab/>P<text:span text:style-name="MT1">age </text:span><text:span text:style-name="MT1"><text:page-number text:select-page="current">3</text:page-number></text:span><text:span text:style-name="MT1">/</text:span><text:span text:style-name="MT1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mberto Cantu</meta:initial-creator>
    <meta:creation-date>2016-03-04T10:46:11.553368121</meta:creation-date>
    <dc:date>2016-03-04T15:46:24.020935131</dc:date>
    <dc:creator>Humberto Cantu</dc:creator>
    <meta:editing-duration>PT4H44M59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3" meta:paragraph-count="46" meta:word-count="220" meta:character-count="1924" meta:non-whitespace-character-count="1687"/>
  </office:meta>
</office:document-meta>
</file>